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loext:contextual-spacing="false" fo:line-height="150%" fo:text-align="center" style:justify-single-word="false"/>
      <style:text-properties officeooo:rsid="001439ba" officeooo:paragraph-rsid="001439ba"/>
    </style:style>
    <style:style style:name="P2" style:family="paragraph" style:parent-style-name="Standard">
      <style:paragraph-properties fo:margin-top="0.199cm" fo:margin-bottom="0cm" loext:contextual-spacing="false" fo:line-height="150%" fo:text-align="center" style:justify-single-word="false"/>
      <style:text-properties fo:font-weight="bold" officeooo:rsid="001439ba" officeooo:paragraph-rsid="001439ba" style:font-weight-asian="bold" style:font-weight-complex="bold"/>
    </style:style>
    <style:style style:name="P3" style:family="paragraph" style:parent-style-name="Illustration">
      <style:paragraph-properties fo:margin-top="0cm" fo:margin-bottom="0cm" loext:contextual-spacing="false"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 style:parent-style-name="Illustration">
      <style:paragraph-properties fo:margin-top="0cm" fo:margin-bottom="0cm" loext:contextual-spacing="false" fo:text-align="center" style:justify-single-word="false"/>
      <style:text-properties fo:font-size="10pt" fo:font-style="normal" officeooo:rsid="001a8cff" officeooo:paragraph-rsid="001a8cff" style:font-size-asian="10pt" style:font-style-asian="normal" style:font-size-complex="10pt" style:font-style-complex="normal"/>
    </style:style>
    <style:style style:name="P5" style:family="paragraph" style:parent-style-name="Illustration">
      <style:paragraph-properties fo:margin-top="0cm" fo:margin-bottom="0cm" loext:contextual-spacing="false" fo:text-align="center" style:justify-single-word="false"/>
      <style:text-properties fo:font-size="10pt" fo:font-style="normal" officeooo:rsid="001c4e98" officeooo:paragraph-rsid="001c4e98" style:font-size-asian="10pt" style:font-style-asian="normal" style:font-size-complex="10pt" style:font-style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cc21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 style:list-style-name="L19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53cm" fo:min-width="6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20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752cm" fo:min-width="5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21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75cm" fo:min-width="3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22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75cm" fo:min-width="4.9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3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6.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24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5.7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25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849cm" fo:min-width="4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6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51cm" fo:min-width="5.7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7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6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28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752cm" fo:min-width="6.2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29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30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31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32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33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34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35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36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37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3.175cm" svg:y="3.978cm" svg:width="15.011cm" draw:z-index="0">
        <draw:text-box fo:min-height="19.207cm">
          <text:p text:style-name="P3"><draw:g text:anchor-type="paragraph" draw:z-index="1" draw:style-name="gr1"><draw:custom-shape draw:style-name="gr2" draw:text-style-name="P7" xml:id="id2" draw:id="id2" svg:width="7cm" svg:height="2.204cm" draw:transform="rotate (1.5707963267949) translate (6.90309722222222cm 12.9998611111111cm)"><text:p text:style-name="P6"><text:span text:style-name="T2">Demora y deficiencia con los procedimientos</text:span></text:p><text:p text:style-name="P6"><text:span text:style-name="T2"><text:s/></text:span><text:span text:style-name="T2">Que requieren la firma manuscrita.</text:span></text:p><draw:enhanced-geometry svg:viewBox="0 0 21600 21600" draw:type="rectangle" draw:enhanced-path="M 0 0 L 21600 0 21600 21600 0 21600 0 0 Z N"/></draw:custom-shape><draw:custom-shape draw:style-name="gr3" draw:text-style-name="P7" xml:id="id1" draw:id="id1" svg:width="5.603cm" svg:height="2.003cm" draw:transform="rotate (1.5707963267949) translate (10.6045cm 19.002375cm)"><text:p text:style-name="P6"><text:span text:style-name="T2">Se requiere la presencia física de la</text:span></text:p><text:p text:style-name="P6"><text:span text:style-name="T2">Persona interesada</text:span></text:p><draw:enhanced-geometry svg:viewBox="0 0 21600 21600" draw:type="rectangle" draw:enhanced-path="M 0 0 L 21600 0 21600 21600 0 21600 0 0 Z N"/></draw:custom-shape><draw:custom-shape draw:style-name="gr4" draw:text-style-name="P7" xml:id="id3" draw:id="id3" svg:width="4.303cm" svg:height="2.001cm" draw:transform="rotate (1.5707963267949) translate (13.0069166666667cm 15.2029583333333cm)"><text:p text:style-name="P6"><text:span text:style-name="T2">Desconfianza del titular de</text:span></text:p><text:p text:style-name="P6"><text:span text:style-name="T2">la firma manuscrita</text:span></text:p><draw:enhanced-geometry svg:viewBox="0 0 21600 21600" draw:type="rectangle" draw:enhanced-path="M 0 0 L 21600 0 21600 21600 0 21600 0 0 Z N"/></draw:custom-shape><draw:custom-shape draw:style-name="gr5" draw:text-style-name="P7" xml:id="id4" draw:id="id4" svg:width="5.464cm" svg:height="2.001cm" draw:transform="rotate (1.5707963267949) translate (13.0069166666667cm 10.7032777777778cm)"><text:p text:style-name="P6"><text:span text:style-name="T2">El envió de la documentación física</text:span></text:p><text:p text:style-name="P6"><text:span text:style-name="T2">Es morosa y propensa a perdida</text:span></text:p><draw:enhanced-geometry svg:viewBox="0 0 21600 21600" draw:type="rectangle" draw:enhanced-path="M 0 0 L 21600 0 21600 21600 0 21600 0 0 Z N"/></draw:custom-shape><draw:custom-shape draw:style-name="gr6" draw:text-style-name="P7" xml:id="id9" draw:id="id9" svg:width="6.601cm" svg:height="2.2cm" draw:transform="rotate (1.5707963267949) translate (0.00352777777777778cm 19.2016944444444cm)"><text:p text:style-name="P6"><text:span text:style-name="T2">Acceso a la información física es deficiente</text:span></text:p><draw:enhanced-geometry svg:viewBox="0 0 21600 21600" draw:type="rectangle" draw:enhanced-path="M 0 0 L 21600 0 21600 21600 0 21600 0 0 Z N"/></draw:custom-shape><draw:custom-shape draw:style-name="gr7" draw:text-style-name="P7" xml:id="id6" draw:id="id6" svg:width="6.203cm" svg:height="2.2cm" draw:transform="rotate (1.5707963267949) translate (3.20422222222222cm 12.6029861111111cm)"><text:p text:style-name="P6"><text:span text:style-name="T2">La información física no llega a tiempo </text:span></text:p><draw:enhanced-geometry svg:viewBox="0 0 21600 21600" draw:type="rectangle" draw:enhanced-path="M 0 0 L 21600 0 21600 21600 0 21600 0 0 Z N"/></draw:custom-shape><draw:custom-shape draw:style-name="gr8" draw:text-style-name="P7" xml:id="id10" draw:id="id10" svg:width="4.603cm" svg:height="2.1cm" draw:transform="rotate (1.5707963267949) translate (0.00352777777777778cm 12.0032638888889cm)"><text:p text:style-name="P6"><text:span text:style-name="T2">Perdida de información física</text:span></text:p><text:p text:style-name="P6"><text:span text:style-name="T2">Por extravió o robo</text:span></text:p><draw:enhanced-geometry svg:viewBox="0 0 21600 21600" draw:type="rectangle" draw:enhanced-path="M 0 0 L 21600 0 21600 21600 0 21600 0 0 Z N"/></draw:custom-shape><draw:custom-shape draw:style-name="gr9" draw:text-style-name="P7" xml:id="id8" draw:id="id8" svg:width="6.203cm" svg:height="2.202cm" draw:transform="rotate (1.5707963267949) translate (3.40254166666667cm 19.002375cm)"><text:p text:style-name="P6"><text:span text:style-name="T2">La información física ocupa un amplio</text:span></text:p><text:p text:style-name="P6"><text:span text:style-name="T2">espacio</text:span></text:p><draw:enhanced-geometry svg:viewBox="0 0 21600 21600" draw:type="rectangle" draw:enhanced-path="M 0 0 L 21600 0 21600 21600 0 21600 0 0 Z N"/></draw:custom-shape><draw:custom-shape draw:style-name="gr10" draw:text-style-name="P7" xml:id="id7" draw:id="id7" svg:width="6.901cm" svg:height="2.2cm" draw:transform="rotate (1.5707963267949) translate (0.00352777777777778cm 6.90033333333333cm)"><text:p text:style-name="P6"><text:span text:style-name="T2">Se requiere la adquisición de inmuebles para</text:span></text:p><text:p text:style-name="P6"><text:span text:style-name="T2">El almacenamiento de la información física</text:span></text:p><draw:enhanced-geometry svg:viewBox="0 0 21600 21600" draw:type="rectangle" draw:enhanced-path="M 0 0 L 21600 0 21600 21600 0 21600 0 0 Z N"/></draw:custom-shape><draw:custom-shape draw:style-name="gr11" draw:text-style-name="P8" xml:id="id5" draw:id="id5" svg:width="6.704cm" svg:height="2.003cm" draw:transform="rotate (1.5707963267949) translate (10.5039583333333cm 6.70277777777778cm)"><text:p text:style-name="P6"><text:span text:style-name="T2">La documentación se realiza de forma física</text:span></text:p><text:p text:style-name="P6"><text:span text:style-name="T2">Y digital, teniendo como respaldo</text:span><text:span text:style-name="T3"> </text:span></text:p><draw:enhanced-geometry svg:viewBox="0 0 21600 21600" draw:type="rectangle" draw:enhanced-path="M 0 0 L 21600 0 21600 21600 0 21600 0 0 Z N"/></draw:custom-shape><draw:connector draw:style-name="gr12" draw:text-style-name="P9" svg:x1="10.606cm" svg:y1="16.201cm" svg:x2="9.106cm" svg:y2="9.5cm" draw:start-shape="id1" draw:start-glue-point="0" draw:end-shape="id2" draw:end-glue-point="2" svg:d="M10606 16201h-752v-6701h-748" svg:viewBox="0 0 1501 6703"><text:p/></draw:connector><draw:connector draw:style-name="gr13" draw:text-style-name="P9" svg:x1="13.008cm" svg:y1="13.053cm" svg:x2="9.106cm" svg:y2="9.5cm" draw:start-shape="id3" draw:start-glue-point="0" draw:end-shape="id2" draw:end-glue-point="2" svg:d="M13008 13053h-1951v-3553h-1951" svg:viewBox="0 0 3903 3554"><text:p/></draw:connector><draw:connector draw:style-name="gr14" draw:text-style-name="P9" svg:x1="13.008cm" svg:y1="7.973cm" svg:x2="9.106cm" svg:y2="9.5cm" draw:start-shape="id4" draw:start-glue-point="0" draw:end-shape="id2" draw:end-glue-point="2" svg:d="M13008 7973h-1951v1527h-1951" svg:viewBox="0 0 3903 1529"><text:p/></draw:connector><draw:connector draw:style-name="gr15" draw:text-style-name="P9" svg:x1="10.505cm" svg:y1="3.351cm" svg:x2="9.106cm" svg:y2="9.5cm" draw:start-shape="id5" draw:start-glue-point="0" draw:end-shape="id2" draw:end-glue-point="2" svg:d="M10505 3351h-700v6149h-699" svg:viewBox="0 0 1401 6151"><text:p/></draw:connector><draw:connector draw:style-name="gr16" draw:text-style-name="P9" svg:x1="6.902cm" svg:y1="9.5cm" svg:x2="5.403cm" svg:y2="9.502cm" draw:start-shape="id2" draw:start-glue-point="0" draw:end-shape="id6" draw:end-glue-point="2" svg:d="M6902 9500h-751v2h-748" svg:viewBox="0 0 1501 4"><text:p/></draw:connector><draw:connector draw:style-name="gr17" draw:text-style-name="P9" svg:x1="8.004cm" svg:y1="6.001cm" svg:x2="2.204cm" svg:y2="3.45cm" draw:start-shape="id2" draw:start-glue-point="1" draw:end-shape="id7" draw:end-glue-point="2" svg:d="M8004 6001v-2551h-5800" svg:viewBox="0 0 5801 2552"><text:p/></draw:connector><draw:connector draw:style-name="gr18" draw:text-style-name="P9" svg:x1="6.902cm" svg:y1="9.5cm" svg:x2="5.604cm" svg:y2="15.901cm" draw:start-shape="id2" draw:start-glue-point="0" draw:end-shape="id8" draw:end-glue-point="2" svg:d="M6902 9500h-649v6401h-649" svg:viewBox="0 0 1300 6403"><text:p/></draw:connector><draw:connector draw:style-name="gr19" draw:text-style-name="P9" svg:x1="3.404cm" svg:y1="15.901cm" svg:x2="2.204cm" svg:y2="15.901cm" draw:start-shape="id8" draw:start-glue-point="0" draw:end-shape="id9" draw:end-glue-point="2" svg:d="M3404 15901h-1200" svg:viewBox="0 0 1201 2"><text:p/></draw:connector><draw:connector draw:style-name="gr20" draw:text-style-name="P9" svg:x1="3.203cm" svg:y1="9.502cm" svg:x2="2.103cm" svg:y2="9.703cm" draw:start-shape="id6" draw:start-glue-point="0" draw:end-shape="id10" draw:end-glue-point="2" svg:d="M3203 9502h-550v201h-550" svg:viewBox="0 0 1102 203"><text:p/></draw:connector></draw:g>Ilustración <text:sequence text:ref-name="refIllustration0" text:name="Illustration" text:formula="ooow:Illustration+2" style:num-format="1">2</text:sequence>: Árbol de problemas</text:p>
          <text:p text:style-name="P5">Fuente: Elaboración propia</text:p>
        </draw:text-box>
      </draw:frame>
      <text:p text:style-name="P2"><text:span text:style-name="T1">ANEXO A - </text:span>ÁRBOL DE PROBLEMA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6-18T18:28:26.391197057</meta:creation-date>
    <dc:date>2015-06-25T11:56:36.386415874</dc:date>
    <dc:creator>armin </dc:creator>
    <meta:editing-duration>PT59M12S</meta:editing-duration>
    <meta:editing-cycles>7</meta:editing-cycles>
    <meta:generator>LibreOffice/4.4.3.2$Linux_X86_64 LibreOffice_project/40m0$Build-2</meta:generator>
    <meta:document-statistic meta:table-count="0" meta:image-count="0" meta:object-count="0" meta:page-count="1" meta:paragraph-count="3" meta:word-count="14" meta:character-count="87" meta:non-whitespace-character-count="76"/>
  </office:meta>
</office:document-meta>
</file>